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b7bc" officeooo:paragraph-rsid="000bb7bc"/>
    </style:style>
    <style:style style:name="P2" style:family="paragraph" style:parent-style-name="Heading_20_2">
      <style:text-properties officeooo:rsid="000cbc2e" officeooo:paragraph-rsid="000cbc2e"/>
    </style:style>
    <style:style style:name="P3" style:family="paragraph" style:parent-style-name="Text_20_body">
      <style:text-properties officeooo:rsid="000cbc2e" officeooo:paragraph-rsid="000cbc2e"/>
    </style:style>
    <style:style style:name="P4" style:family="paragraph">
      <style:paragraph-properties fo:text-align="start"/>
    </style:style>
    <style:style style:name="P5" style:family="paragraph">
      <style:paragraph-properties fo:text-align="start"/>
      <style:text-properties style:text-line-through-style="none" style:text-line-through-type="none" fo:font-style="normal" style:text-underline-style="none"/>
    </style:style>
    <style:style style:name="P6" style:family="paragraph" style:parent-style-name="Text_20_body">
      <style:text-properties officeooo:rsid="000cbc2e" officeooo:paragraph-rsid="000e7257"/>
    </style:style>
    <style:style style:name="P7" style:family="paragraph" style:parent-style-name="Text_20_body">
      <style:text-properties officeooo:rsid="000e7257" officeooo:paragraph-rsid="000e7257"/>
    </style:style>
    <style:style style:name="T1" style:family="text">
      <style:text-properties officeooo:rsid="000e7257"/>
    </style: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style:style>
    <style:style style:name="gr2" style:family="graphic">
      <style:graphic-properties fo:border="solid" loext:decorative="false" style:wrap="run-through" style:number-wrapped-paragraphs="no-limit" style:vertical-pos="from-top" style:horizontal-pos="from-left" style:horizontal-rel="paragraph"/>
    </style:style>
    <style:style style:name="gr3" style:family="graphic">
      <style:graphic-properties fo:border="solid" loext:decorative="false" style:wrap="run-through" style:number-wrapped-paragraphs="no-limit" style:vertical-pos="middle" style:vertical-rel="line" style:horizontal-pos="from-left" style:horizontal-rel="paragraph"/>
    </style:style>
    <style:style style:name="gr4" style:family="graphic">
      <style:graphic-properties loext:decorative="false" style:run-through="foreground" style:wrap="run-through" style:number-wrapped-paragraphs="no-limit" style:vertical-pos="from-top" style:vertical-rel="paragraph-content" style:horizontal-pos="from-left" style:horizontal-rel="paragraph-content"/>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Oui" form:control-implementation="ooo:com.sun.star.form.component.RadioButton" xml:id="control1" form:id="control1" form:label="Oui"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 Button 1" form:control-implementation="ooo:com.sun.star.form.component.RadioButton" xml:id="control2" form:id="control2" form:label="N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4" form:id="control4" form:label="Commentaire :"/>
          <form:fixed-text form:name="Label Field 2" form:control-implementation="ooo:com.sun.star.form.component.FixedText" xml:id="control5" form:id="control5" form:label="Commentaire"/>
          <form:text form:name="Text Box 2"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estionnaire client n°2</text:p>
      <text:p text:style-name="P1"/>
      <text:p text:style-name="P1">Ce questionnaire à pour objectif de :</text:p>
      <text:p text:style-name="P1">1. peaufiner la structure des pages (navbar, footer)</text:p>
      <text:p text:style-name="P1">2. définir clairement le contenu attendu dans le footer</text:p>
      <text:p text:style-name="P1">3. définir le style (palette de couleurs, polices, style des différents éléments)</text:p>
      <text:p text:style-name="P1"/>
      <text:p text:style-name="P1">Mettre un rappel du zoning et wireframe choisie en annexe ?</text:p>
      <text:p text:style-name="P1"/>
      <text:h text:style-name="Heading_20_1" text:outline-level="1">Structure des pages</text:h>
      <text:h text:style-name="P2" text:outline-level="2">Menu de navigation</text:h>
      <text:p text:style-name="P3">Concernant le wireframe et zoning que vous avez choisie dans le questionnaire n°1 (rappel), le menu de navigation se situe en bas au niveau de la première section de la page d’acceuil mais en haut dans toutes les autres pages. Durant le developpement du site nous avons remarqué que cette difference peut porter à confusion durant la navigation et nous vous proposons donc de le déplacer vers le haut. Validez vous ce changement ?</text:p>
      <text:p text:style-name="P3"><draw:control text:anchor-type="as-char" draw:z-index="1" draw:name="Control 1" draw:style-name="gr1" draw:text-style-name="P4" svg:width="2.805cm" svg:height="0.676cm" draw:control="control1"/><draw:control text:anchor-type="as-char" draw:z-index="2" draw:name="Control 2" draw:style-name="gr1" draw:text-style-name="P4" svg:width="2.543cm" svg:height="0.754cm" draw:control="control2"/><draw:control text:anchor-type="as-char" draw:z-index="4" draw:name="Control 4" draw:style-name="gr1" draw:text-style-name="P4" svg:width="7.003cm" svg:height="0.415cm" draw:control="control4"/><draw:control text:anchor-type="as-char" svg:y="0.146cm" draw:z-index="3" draw:name="Control 3" draw:style-name="gr2" draw:text-style-name="P5" svg:width="16.472cm" svg:height="2.647cm" draw:control="control3"/></text:p>
      <text:h text:style-name="Heading_20_3" text:outline-level="3">Footer</text:h>
      <text:p text:style-name="P3">Concernant les informations à <text:span text:style-name="T1">placer</text:span> dans le footer, nous vous proposons, conformement au wireframe choisi <text:span text:style-name="T1">d’afficher </text:span>:</text:p>
      <text:p text:style-name="P6">- <text:span text:style-name="T1">les adresses et numéros de téléphone de vos studios de Paris et Montreal</text:span></text:p>
      <text:p text:style-name="P6">- <text:span text:style-name="T1">les liens vers vos réseaux sociaux</text:span></text:p>
      <text:p text:style-name="P7">Mais nous vous proposons aussi d’afficher une carte intéractive ayant comme position principale votre studio de Paris.</text:p>
      <text:p text:style-name="P7"><draw:control text:anchor-type="as-char" draw:z-index="5" draw:name="Control 5" draw:style-name="gr1" draw:text-style-name="P4" svg:width="6.511cm" svg:height="0.727cm" draw:control="control5"/><draw:control text:anchor-type="as-char" draw:z-index="6" draw:name="Control 6" draw:style-name="gr3" draw:text-style-name="P5" svg:width="16.424cm" svg:height="2.518cm" draw:control="control6"/></text:p>
      <text:p text:style-name="P7"/>
      <text:p text:style-name="P7"/>
      <text:p text:style-name="P7"><text:soft-page-break/>Concernant les animations des liens vers vos réseaux sociaux, voici notre proposition :</text:p>
      <text:p text:style-name="P7"><draw:frame text:anchor-type="paragraph" draw:z-index="0" draw:name="Media object 1" draw:style-name="gr4" svg:width="5.661cm" svg:height="3.386cm" svg:x="1.145cm" svg:y="0.679cm"><draw:plugin xlink:href="../../../../../../../Vidéos/footer_socials_animated.gif" xlink:type="simple" xlink:show="embed" xlink:actuate="onLoad" draw:mime-type="application/vnd.sun.star.media"><draw:param draw:name="Loop" draw:value="false"/><draw:param draw:name="Mute" draw:value="false"/><draw:param draw:name="VolumeDB" draw:value="0"/></draw:plugin></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09:41:05.596873088</meta:creation-date>
    <dc:date>2024-10-03T10:22:15.438634587</dc:date>
    <meta:editing-duration>PT6M57S</meta:editing-duration>
    <meta:editing-cycles>2</meta:editing-cycles>
    <meta:generator>LibreOffice/24.8.1.2$Linux_X86_64 LibreOffice_project/480$Build-2</meta:generator>
    <meta:print-date>2024-10-03T10:11:31.279492127</meta:print-date>
    <meta:printed-by>PDF files</meta:printed-by>
    <meta:document-statistic meta:table-count="0" meta:image-count="0" meta:object-count="0" meta:page-count="2" meta:paragraph-count="17" meta:word-count="199" meta:character-count="1215" meta:non-whitespace-character-count="1031"/>
  </office:meta>
</office:document-meta>
</file>